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0195067371" text:style-name="L1">
        <text:list-item>
          <text:list>
            <text:list-item>
              <text:list>
                <text:list-item>
                  <text:list>
                    <text:list-item>
                      <text:list>
                        <text:list-item>
                          <text:list>
                            <text:list-item>
                              <text:list>
                                <text:list-item>
                                  <text:p text:style-name="P3">select, from a uniform distribution, a random index between zero and the number of nodes in the graph minus one</text:p>
                                </text:list-item>
                                <text:list-item>
                                  <text:p text:style-name="P3">create a new node and insert it at index + 1 using Graph::insertNode(Vertex* node)</text:p>
                                </text:list-item>
                                <text:list-item>
                                  <text:p text:style-name="P3">add edges from the new node to the m/2 nodes before and the m/2 nodes after index + 1</text:p>
                                </text:list-item>
                                <text:list-item>
                                  <text:p text:style-name="P3">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text:soft-page-break/>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text:soft-page-break/>zeroth, first, and second element of the position array, respectively) of a SpatialVertex (behavior 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in calculating the tolerance parameter to the function GrowingNetwork3D::gradientDescent; defaults to 0.0</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0,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grow(long int n): grows n additional nodes onto the graph using the following algorithm:</text:p>
      <text:list xml:id="list1329561068" text:style-name="L2">
        <text:list-item>
          <text:p text:style-name="P4">choose a random location on the sphere using the method GrowingNetwork3D::randomLocation()</text:p>
        </text:list-item>
        <text:list-item>
          <text:p text:style-name="P4">place a new SpatialVertex there and connect it to its m nearest neighbors, obtained from the method GrowingNetwork3D::findMNearestNeighbors(SpatialVertex* start)</text:p>
        </text:list-item>
        <text:list-item>
          <text:p text:style-name="P4">run GrowingNetwork3D::equalize() to attempt to evenly space the nodes across the surface of the sphere (approximately)</text:p>
        </text:list-item>
        <text:list-item>
          <text:p text:style-name="P4">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text:soft-page-break/></text:p>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potentials of two subsequent states is less than or equal to tolerance, using a force-to-displacement conversion factor of gam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2T17:00:28</dc:date>
    <meta:editing-duration>PT8H12M38S</meta:editing-duration>
    <meta:editing-cycles>98</meta:editing-cycles>
    <meta:generator>LibreOffice/3.5$Linux_x86 LibreOffice_project/350m1$Build-2</meta:generator>
    <meta:document-statistic meta:table-count="0" meta:image-count="0" meta:object-count="0" meta:page-count="6" meta:paragraph-count="86" meta:word-count="1950" meta:character-count="12901" meta:non-whitespace-character-count="10887"/>
  </office:meta>
</office:document-meta>
</file>